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1.1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9cm" fo:break-before="auto" style:use-optimal-row-height="fals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06">
      <style:table-cell-properties style:text-align-source="fix" style:repeat-content="false" fo:wrap-option="wrap"/>
      <style:paragraph-properties fo:text-align="center" fo:margin-left="0cm"/>
    </style:style>
    <style:style style:name="ce4" style:family="table-cell" style:parent-style-name="Default" style:data-style-name="N106"/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"/>
    <style:style style:name="ce7" style:family="table-cell" style:parent-style-name="Default" style:data-style-name="N11"/>
    <style:style style:name="ce8" style:family="table-cell" style:parent-style-name="Default">
      <style:table-cell-properties fo:background-color="#ffff00"/>
    </style:style>
    <style:style style:name="ce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Foglio1" table:style-name="ta1">
        <table:shapes>
          <draw:frame draw:z-index="0" draw:style-name="gr1" draw:text-style-name="P1" svg:width="16.428cm" svg:height="11.77cm" svg:x="12.066cm" svg:y="0cm">
            <draw:object draw:notify-on-update-of-ranges="Foglio1.B4:Foglio1.B27 Foglio1.D4:Foglio1.D27 Foglio1.E4:Foglio1.E2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6.725cm" svg:y="13.388cm">
            <draw:object draw:notify-on-update-of-ranges="Foglio1.D33:Foglio1.D44 Foglio1.E33:Foglio1.E4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ntn</text:p>
          </table:table-cell>
          <table:table-cell office:value-type="string" calcext:value-type="string">
            <text:p>quotazioni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114.9" calcext:value-type="float">
            <text:p>114,9</text:p>
          </table:table-cell>
          <table:table-cell office:value-type="float" office:value="104.4" calcext:value-type="float">
            <text:p>104,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119.4" calcext:value-type="float">
            <text:p>119,4</text:p>
          </table:table-cell>
          <table:table-cell office:value-type="float" office:value="106.5" calcext:value-type="float">
            <text:p>106,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108.1" calcext:value-type="float">
            <text:p>108,1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11.4" calcext:value-type="float">
            <text:p>111,4</text:p>
          </table:table-cell>
          <table:table-cell office:value-type="float" office:value="124.4" calcext:value-type="float">
            <text:p>124,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95.9" calcext:value-type="float">
            <text:p>95,9</text:p>
          </table:table-cell>
          <table:table-cell office:value-type="float" office:value="129.7" calcext:value-type="float">
            <text:p>129,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98.3" calcext:value-type="float">
            <text:p>98,3</text:p>
          </table:table-cell>
          <table:table-cell office:value-type="float" office:value="134.7" calcext:value-type="float">
            <text:p>134,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88.8" calcext:value-type="float">
            <text:p>88,8</text:p>
          </table:table-cell>
          <table:table-cell office:value-type="float" office:value="140.3" calcext:value-type="float">
            <text:p>140,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85.3" calcext:value-type="float">
            <text:p>85,3</text:p>
          </table:table-cell>
          <table:table-cell office:value-type="float" office:value="143.2" calcext:value-type="float">
            <text:p>143,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75.8" calcext:value-type="float">
            <text:p>75,8</text:p>
          </table:table-cell>
          <table:table-cell office:value-type="float" office:value="140.2" calcext:value-type="float">
            <text:p>140,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76.7" calcext:value-type="float">
            <text:p>76,7</text:p>
          </table:table-cell>
          <table:table-cell office:value-type="float" office:value="136.5" calcext:value-type="float">
            <text:p>136,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80.3" calcext:value-type="float">
            <text:p>80,3</text:p>
          </table:table-cell>
          <table:table-cell office:value-type="float" office:value="136.5" calcext:value-type="float">
            <text:p>136,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91.8" calcext:value-type="float">
            <text:p>91,8</text:p>
          </table:table-cell>
          <table:table-cell office:value-type="float" office:value="135.9" calcext:value-type="float">
            <text:p>135,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85.2" calcext:value-type="float">
            <text:p>85,2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88.6" calcext:value-type="float">
            <text:p>88,6</text:p>
          </table:table-cell>
          <table:table-cell office:value-type="float" office:value="137.1" calcext:value-type="float">
            <text:p>137,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90.8" calcext:value-type="float">
            <text:p>90,8</text:p>
          </table:table-cell>
          <table:table-cell office:value-type="float" office:value="138.4" calcext:value-type="float">
            <text:p>138,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70.9" calcext:value-type="float">
            <text:p>70,9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66.2" calcext:value-type="float">
            <text:p>66,2</text:p>
          </table:table-cell>
          <table:table-cell office:value-type="float" office:value="137.8" calcext:value-type="float">
            <text:p>137,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64.7" calcext:value-type="float">
            <text:p>64,7</text:p>
          </table:table-cell>
          <table:table-cell office:value-type="float" office:value="134.5" calcext:value-type="float">
            <text:p>134,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62.3" calcext:value-type="float">
            <text:p>62,3</text:p>
          </table:table-cell>
          <table:table-cell office:value-type="float" office:value="132.1" calcext:value-type="float">
            <text:p>132,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72.4" calcext:value-type="float">
            <text:p>72,4</text:p>
          </table:table-cell>
          <table:table-cell office:value-type="float" office:value="129.7" calcext:value-type="float">
            <text:p>129,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72.3" calcext:value-type="float">
            <text:p>72,3</text:p>
          </table:table-cell>
          <table:table-cell office:value-type="float" office:value="127.3" calcext:value-type="float">
            <text:p>127,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70.2" calcext:value-type="float">
            <text:p>70,2</text:p>
          </table:table-cell>
          <table:table-cell office:value-type="float" office:value="123.3" calcext:value-type="float">
            <text:p>123,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ntn</text:p>
          </table:table-cell>
          <table:table-cell office:value-type="string" calcext:value-type="string">
            <text:p>quotazioni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2.67" calcext:value-type="float">
            <text:p>2,67</text:p>
          </table:table-cell>
          <table:table-cell table:formula="of:=[.G32]*(100+[.F33])/100" office:value-type="float" office:value="102.67" calcext:value-type="float">
            <text:p>102,6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119.4" calcext:value-type="float">
            <text:p>119,4</text:p>
          </table:table-cell>
          <table:table-cell office:value-type="float" office:value="106.5" calcext:value-type="float">
            <text:p>106,5</text:p>
          </table:table-cell>
          <table:table-cell office:value-type="float" office:value="2.21" calcext:value-type="float">
            <text:p>2,21</text:p>
          </table:table-cell>
          <table:table-cell table:formula="of:=[.G33]*(100+[.F34])/100" office:value-type="float" office:value="104.939007" calcext:value-type="float">
            <text:p>104,9390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11.4" calcext:value-type="float">
            <text:p>111,4</text:p>
          </table:table-cell>
          <table:table-cell office:value-type="float" office:value="124.4" calcext:value-type="float">
            <text:p>124,4</text:p>
          </table:table-cell>
          <table:table-cell office:value-type="float" office:value="1.98" calcext:value-type="float">
            <text:p>1,98</text:p>
          </table:table-cell>
          <table:table-cell table:formula="of:=[.G34]*(100+[.F35])/100" office:value-type="float" office:value="107.0167993386" calcext:value-type="float">
            <text:p>107,016799338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98.3" calcext:value-type="float">
            <text:p>98,3</text:p>
          </table:table-cell>
          <table:table-cell office:value-type="float" office:value="134.7" calcext:value-type="float">
            <text:p>134,7</text:p>
          </table:table-cell>
          <table:table-cell office:value-type="float" office:value="2.09" calcext:value-type="float">
            <text:p>2,09</text:p>
          </table:table-cell>
          <table:table-cell table:formula="of:=[.G35]*(100+[.F36])/100" office:value-type="float" office:value="109.253450444777" calcext:value-type="float">
            <text:p>109,25345044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85.3" calcext:value-type="float">
            <text:p>85,3</text:p>
          </table:table-cell>
          <table:table-cell office:value-type="float" office:value="143.2" calcext:value-type="float">
            <text:p>143,2</text:p>
          </table:table-cell>
          <table:table-cell office:value-type="float" office:value="1.83" calcext:value-type="float">
            <text:p>1,83</text:p>
          </table:table-cell>
          <table:table-cell table:formula="of:=[.G36]*(100+[.F37])/100" office:value-type="float" office:value="111.252788587916" calcext:value-type="float">
            <text:p>111,252788587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76.7" calcext:value-type="float">
            <text:p>76,7</text:p>
          </table:table-cell>
          <table:table-cell office:value-type="float" office:value="136.5" calcext:value-type="float">
            <text:p>136,5</text:p>
          </table:table-cell>
          <table:table-cell office:value-type="float" office:value="3.35" calcext:value-type="float">
            <text:p>3,35</text:p>
          </table:table-cell>
          <table:table-cell table:formula="of:=[.G37]*(100+[.F38])/100" office:value-type="float" office:value="114.979757005611" calcext:value-type="float">
            <text:p>114,979757005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91.8" calcext:value-type="float">
            <text:p>91,8</text:p>
          </table:table-cell>
          <table:table-cell office:value-type="float" office:value="135.9" calcext:value-type="float">
            <text:p>135,9</text:p>
          </table:table-cell>
          <table:table-cell office:value-type="float" office:value="0.78" calcext:value-type="float">
            <text:p>0,78</text:p>
          </table:table-cell>
          <table:table-cell table:formula="of:=[.G38]*(100+[.F39])/100" office:value-type="float" office:value="115.876599110255" calcext:value-type="float">
            <text:p>115,87659911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88.6" calcext:value-type="float">
            <text:p>88,6</text:p>
          </table:table-cell>
          <table:table-cell office:value-type="float" office:value="137.1" calcext:value-type="float">
            <text:p>137,1</text:p>
          </table:table-cell>
          <table:table-cell office:value-type="float" office:value="1.52" calcext:value-type="float">
            <text:p>1,52</text:p>
          </table:table-cell>
          <table:table-cell table:formula="of:=[.G39]*(100+[.F40])/100" office:value-type="float" office:value="117.637923416731" calcext:value-type="float">
            <text:p>117,637923416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70.9" calcext:value-type="float">
            <text:p>70,9</text:p>
          </table:table-cell>
          <table:table-cell office:value-type="float" office:value="139" calcext:value-type="float">
            <text:p>139</text:p>
          </table:table-cell>
          <table:table-cell office:value-type="float" office:value="2.78" calcext:value-type="float">
            <text:p>2,78</text:p>
          </table:table-cell>
          <table:table-cell table:formula="of:=[.G40]*(100+[.F41])/100" office:value-type="float" office:value="120.908257687716" calcext:value-type="float">
            <text:p>120,908257687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64.7" calcext:value-type="float">
            <text:p>64,7</text:p>
          </table:table-cell>
          <table:table-cell office:value-type="float" office:value="134.5" calcext:value-type="float">
            <text:p>134,5</text:p>
          </table:table-cell>
          <table:table-cell office:value-type="float" office:value="3.04" calcext:value-type="float">
            <text:p>3,04</text:p>
          </table:table-cell>
          <table:table-cell table:formula="of:=[.G41]*(100+[.F42])/100" office:value-type="float" office:value="124.583868721423" calcext:value-type="float">
            <text:p>124,583868721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72.4" calcext:value-type="float">
            <text:p>72,4</text:p>
          </table:table-cell>
          <table:table-cell office:value-type="float" office:value="129.7" calcext:value-type="float">
            <text:p>129,7</text:p>
          </table:table-cell>
          <table:table-cell office:value-type="float" office:value="1.22" calcext:value-type="float">
            <text:p>1,22</text:p>
          </table:table-cell>
          <table:table-cell table:formula="of:=[.G42]*(100+[.F43])/100" office:value-type="float" office:value="126.103791919824" calcext:value-type="float">
            <text:p>126,103791919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70.2" calcext:value-type="float">
            <text:p>70,2</text:p>
          </table:table-cell>
          <table:table-cell office:value-type="float" office:value="123.3" calcext:value-type="float">
            <text:p>123,3</text:p>
          </table:table-cell>
          <table:table-cell office:value-type="float" office:value="0.24" calcext:value-type="float">
            <text:p>0,24</text:p>
          </table:table-cell>
          <table:table-cell table:formula="of:=[.G43]*(100+[.F44])/100" office:value-type="float" office:value="126.406441020432" calcext:value-type="float">
            <text:p>126,4064410204</text:p>
          </table:table-cell>
          <table:table-cell table:number-columns-repeated="2"/>
        </table:table-row>
        <table:table-row table:style-name="ro1" table:number-rows-repeated="14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ono</text:p>
          </table:table-cell>
          <table:table-cell office:value-type="string" calcext:value-type="string">
            <text:p>piccola</text:p>
          </table:table-cell>
          <table:table-cell office:value-type="string" calcext:value-type="string">
            <text:p>medi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2428" calcext:value-type="float">
            <text:p>2428</text:p>
          </table:table-cell>
          <table:table-cell office:value-type="float" office:value="8497" calcext:value-type="float">
            <text:p>8497</text:p>
          </table:table-cell>
          <table:table-cell office:value-type="float" office:value="5765" calcext:value-type="float">
            <text:p>5765</text:p>
          </table:table-cell>
          <table:table-cell office:value-type="float" office:value="7722" calcext:value-type="float">
            <text:p>7722</text:p>
          </table:table-cell>
          <table:table-cell office:value-type="float" office:value="2086" calcext:value-type="float">
            <text:p>2086</text:p>
          </table:table-cell>
          <table:table-cell office:value-type="string" calcext:value-type="string">
            <text:p>2.428 8.497 5.765 7.722 2.086 1 27.132</text:p>
          </table:table-cell>
          <table:table-cell table:formula="of:=SUM([.C60:.G60])" office:value-type="float" office:value="26498" calcext:value-type="float">
            <text:p>26498</text:p>
          </table:table-cell>
        </table:table-row>
      </table:table>
      <table:table table:name="NTN-Roma" table:style-name="ta1">
        <table:shapes>
          <draw:frame draw:z-index="0" draw:style-name="gr1" draw:text-style-name="P1" svg:width="15.999cm" svg:height="8.999cm" svg:x="20.421cm" svg:y="5.393cm">
            <draw:object draw:notify-on-update-of-ranges="'NTN-Roma'.C8:'NTN-Roma'.C31 'NTN-Roma'.D8:'NTN-Roma'.D3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6.021cm" svg:height="6.887cm" svg:x="20.753cm" svg:y="15.731cm">
            <draw:object draw:notify-on-update-of-ranges="'NTN-Roma'.A9:'NTN-Roma'.A31 'NTN-Roma'.G8:'NTN-Roma'.G31 'NTN-Roma'.D8:'NTN-Roma'.D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4" table:default-cell-style-name="Default"/>
        <table:table-column table:style-name="co3" table:number-columns-repeated="2" table:default-cell-style-name="ce4"/>
        <table:table-column table:style-name="co3" table:number-columns-repeated="2" table:default-cell-style-name="Default"/>
        <table:table-row table:style-name="ro2">
          <table:table-cell table:number-columns-repeated="2"/>
          <table:table-cell table:style-name="ce1" office:value-type="string" calcext:value-type="string">
            <text:p>NTN residenziale</text:p>
          </table:table-cell>
          <table:table-cell table:style-name="ce1" office:value-type="string" calcext:value-type="string">
            <text:p>Prezzi italia</text:p>
          </table:table-cell>
          <table:table-cell table:style-name="ce3" office:value-type="string" calcext:value-type="string">
            <text:p>% Trim.prece.</text:p>
          </table:table-cell>
          <table:table-cell table:style-name="ce3" office:value-type="string" calcext:value-type="string">
            <text:p>% Trim.Anno.prece.</text:p>
          </table:table-cell>
          <table:table-cell table:number-columns-repeated="2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4"/>
          <table:table-cell table:formula="of:=[.C7]/[.C6]-1" office:value-type="string" office:string-value="" calcext:value-type="error">
            <text:p>#DIV/0!</text:p>
          </table:table-cell>
          <table:table-cell table:formula="of:=[.C7]/[.C3]-1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 tri</text:p>
          </table:table-cell>
          <table:table-cell office:value-type="float" office:value="7565" calcext:value-type="float">
            <text:p>7565</text:p>
          </table:table-cell>
          <table:table-cell office:value-type="float" office:value="135.9" calcext:value-type="float">
            <text:p>135,9</text:p>
          </table:table-cell>
          <table:table-cell table:formula="of:=[.C8]/[.C7]-1" office:value-type="string" office:string-value="" calcext:value-type="error">
            <text:p>#DIV/0!</text:p>
          </table:table-cell>
          <table:table-cell table:formula="of:=[.C8]/[.C4]-1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 tri</text:p>
          </table:table-cell>
          <table:table-cell office:value-type="float" office:value="9634" calcext:value-type="float">
            <text:p>9634</text:p>
          </table:table-cell>
          <table:table-cell table:style-name="ce2" office:value-type="float" office:value="135.9" calcext:value-type="float">
            <text:p>135,9</text:p>
          </table:table-cell>
          <table:table-cell table:formula="of:=[.C9]/[.C8]-1" office:value-type="percentage" office:value="0.27349636483807" calcext:value-type="percentage">
            <text:p>27,35%</text:p>
          </table:table-cell>
          <table:table-cell table:formula="of:=[.C9]/[.C5]-1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 tri</text:p>
          </table:table-cell>
          <table:table-cell office:value-type="float" office:value="7369" calcext:value-type="float">
            <text:p>7369</text:p>
          </table:table-cell>
          <table:table-cell office:value-type="float" office:value="136" calcext:value-type="float">
            <text:p>136</text:p>
          </table:table-cell>
          <table:table-cell table:formula="of:=[.C10]/[.C9]-1" office:value-type="percentage" office:value="-0.235104837035499" calcext:value-type="percentage">
            <text:p>-23,51%</text:p>
          </table:table-cell>
          <table:table-cell table:formula="of:=[.C10]/[.C6]-1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 tri</text:p>
          </table:table-cell>
          <table:table-cell office:value-type="float" office:value="8598" calcext:value-type="float">
            <text:p>8598</text:p>
          </table:table-cell>
          <table:table-cell office:value-type="float" office:value="136" calcext:value-type="float">
            <text:p>136</text:p>
          </table:table-cell>
          <table:table-cell table:formula="of:=[.C11]/[.C10]-1" office:value-type="percentage" office:value="0.166779753019406" calcext:value-type="percentage">
            <text:p>16,68%</text:p>
          </table:table-cell>
          <table:table-cell table:formula="of:=[.C11]/[.C7]-1" office:value-type="string" office:string-value="" calcext:value-type="error">
            <text:p>#DIV/0!</text:p>
          </table:table-cell>
          <table:table-cell table:formula="of:=SUM([.C8:.C11])" office:value-type="float" office:value="33166" calcext:value-type="float">
            <text:p>33166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 tri</text:p>
          </table:table-cell>
          <table:table-cell office:value-type="float" office:value="7663" calcext:value-type="float">
            <text:p>7663</text:p>
          </table:table-cell>
          <table:table-cell office:value-type="float" office:value="137.1" calcext:value-type="float">
            <text:p>137,1</text:p>
          </table:table-cell>
          <table:table-cell table:formula="of:=[.C12]/[.C11]-1" office:value-type="percentage" office:value="-0.108746220051175" calcext:value-type="percentage">
            <text:p>-10,87%</text:p>
          </table:table-cell>
          <table:table-cell table:formula="of:=[.C12]/[.C8]-1" office:value-type="percentage" office:value="0.0129543952412425" calcext:value-type="percentage">
            <text:p>1,3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 tri</text:p>
          </table:table-cell>
          <table:table-cell office:value-type="float" office:value="8936" calcext:value-type="float">
            <text:p>8936</text:p>
          </table:table-cell>
          <table:table-cell office:value-type="float" office:value="137.1" calcext:value-type="float">
            <text:p>137,1</text:p>
          </table:table-cell>
          <table:table-cell table:formula="of:=[.C13]/[.C12]-1" office:value-type="percentage" office:value="0.16612292835704" calcext:value-type="percentage">
            <text:p>16,61%</text:p>
          </table:table-cell>
          <table:table-cell table:formula="of:=[.C13]/[.C9]-1" office:value-type="percentage" office:value="-0.0724517334440523" calcext:value-type="percentage">
            <text:p>-7,25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 tri</text:p>
          </table:table-cell>
          <table:table-cell office:value-type="float" office:value="7427" calcext:value-type="float">
            <text:p>7427</text:p>
          </table:table-cell>
          <table:table-cell office:value-type="float" office:value="138.4" calcext:value-type="float">
            <text:p>138,4</text:p>
          </table:table-cell>
          <table:table-cell table:formula="of:=[.C14]/[.C13]-1" office:value-type="percentage" office:value="-0.168867502238138" calcext:value-type="percentage">
            <text:p>-16,89%</text:p>
          </table:table-cell>
          <table:table-cell table:formula="of:=[.C14]/[.C10]-1" office:value-type="percentage" office:value="0.00787081015063107" calcext:value-type="percentage">
            <text:p>0,79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 tri</text:p>
          </table:table-cell>
          <table:table-cell office:value-type="float" office:value="9601" calcext:value-type="float">
            <text:p>9601</text:p>
          </table:table-cell>
          <table:table-cell office:value-type="float" office:value="138.4" calcext:value-type="float">
            <text:p>138,4</text:p>
          </table:table-cell>
          <table:table-cell table:formula="of:=[.C15]/[.C14]-1" office:value-type="percentage" office:value="0.292715766796822" calcext:value-type="percentage">
            <text:p>29,27%</text:p>
          </table:table-cell>
          <table:table-cell table:formula="of:=[.C15]/[.C11]-1" office:value-type="percentage" office:value="0.116655036054897" calcext:value-type="percentage">
            <text:p>11,67%</text:p>
          </table:table-cell>
          <table:table-cell table:formula="of:=SUM([.C12:.C15])" office:value-type="float" office:value="33627" calcext:value-type="float">
            <text:p>33627</text:p>
          </table:table-cell>
          <table:table-cell table:style-name="ce4" office:value-type="string" calcext:value-type="string">
            <text:p><text:s/>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 tri</text:p>
          </table:table-cell>
          <table:table-cell office:value-type="float" office:value="6086" calcext:value-type="float">
            <text:p>6086</text:p>
          </table:table-cell>
          <table:table-cell office:value-type="float" office:value="139" calcext:value-type="float">
            <text:p>139</text:p>
          </table:table-cell>
          <table:table-cell table:formula="of:=[.C16]/[.C15]-1" office:value-type="percentage" office:value="-0.366107697114884" calcext:value-type="percentage">
            <text:p>-36,61%</text:p>
          </table:table-cell>
          <table:table-cell table:formula="of:=[.C16]/[.C12]-1" office:value-type="percentage" office:value="-0.205794075427378" calcext:value-type="percentage">
            <text:p>-20,58%</text:p>
          </table:table-cell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2 tri</text:p>
          </table:table-cell>
          <table:table-cell office:value-type="float" office:value="7201" calcext:value-type="float">
            <text:p>7201</text:p>
          </table:table-cell>
          <table:table-cell table:style-name="ce2" office:value-type="float" office:value="139" calcext:value-type="float">
            <text:p>139</text:p>
          </table:table-cell>
          <table:table-cell table:formula="of:=[.C17]/[.C16]-1" office:value-type="percentage" office:value="0.183207361156753" calcext:value-type="percentage">
            <text:p>18,32%</text:p>
          </table:table-cell>
          <table:table-cell table:formula="of:=[.C17]/[.C13]-1" office:value-type="percentage" office:value="-0.194158460161146" calcext:value-type="percentage">
            <text:p>-19,42%</text:p>
          </table:table-cell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3 tri</text:p>
          </table:table-cell>
          <table:table-cell office:value-type="float" office:value="5387" calcext:value-type="float">
            <text:p>5387</text:p>
          </table:table-cell>
          <table:table-cell office:value-type="float" office:value="137.8" calcext:value-type="float">
            <text:p>137,8</text:p>
          </table:table-cell>
          <table:table-cell table:formula="of:=[.C18]/[.C17]-1" office:value-type="percentage" office:value="-0.251909457019858" calcext:value-type="percentage">
            <text:p>-25,19%</text:p>
          </table:table-cell>
          <table:table-cell table:formula="of:=[.C18]/[.C14]-1" office:value-type="percentage" office:value="-0.274673488622593" calcext:value-type="percentage">
            <text:p>-27,47%</text:p>
          </table:table-cell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4 tri</text:p>
          </table:table-cell>
          <table:table-cell office:value-type="float" office:value="7015" calcext:value-type="float">
            <text:p>7015</text:p>
          </table:table-cell>
          <table:table-cell office:value-type="float" office:value="137.8" calcext:value-type="float">
            <text:p>137,8</text:p>
          </table:table-cell>
          <table:table-cell table:formula="of:=[.C19]/[.C18]-1" office:value-type="percentage" office:value="0.302209021718953" calcext:value-type="percentage">
            <text:p>30,22%</text:p>
          </table:table-cell>
          <table:table-cell table:formula="of:=[.C19]/[.C15]-1" office:value-type="percentage" office:value="-0.269346943026768" calcext:value-type="percentage">
            <text:p>-26,93%</text:p>
          </table:table-cell>
          <table:table-cell table:formula="of:=SUM([.C16:.C19])" office:value-type="float" office:value="25689" calcext:value-type="float">
            <text:p>25689</text:p>
          </table:table-cell>
          <table:table-cell table:style-name="ce4" table:formula="of:=[.G19]/[.G15]-1" office:value-type="percentage" office:value="-0.236060308680525" calcext:value-type="percentage">
            <text:p>-23,61%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 tri</text:p>
          </table:table-cell>
          <table:table-cell office:value-type="float" office:value="5415" calcext:value-type="float">
            <text:p>5415</text:p>
          </table:table-cell>
          <table:table-cell office:value-type="float" office:value="134.5" calcext:value-type="float">
            <text:p>134,5</text:p>
          </table:table-cell>
          <table:table-cell table:formula="of:=[.C20]/[.C19]-1" office:value-type="percentage" office:value="-0.22808267997149" calcext:value-type="percentage">
            <text:p>-22,81%</text:p>
          </table:table-cell>
          <table:table-cell table:formula="of:=[.C20]/[.C16]-1" office:value-type="percentage" office:value="-0.110253039763391" calcext:value-type="percentage">
            <text:p>-11,03%</text:p>
          </table:table-cell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2 tri</text:p>
          </table:table-cell>
          <table:table-cell office:value-type="float" office:value="6709" calcext:value-type="float">
            <text:p>6709</text:p>
          </table:table-cell>
          <table:table-cell office:value-type="float" office:value="134.5" calcext:value-type="float">
            <text:p>134,5</text:p>
          </table:table-cell>
          <table:table-cell table:formula="of:=[.C21]/[.C20]-1" office:value-type="percentage" office:value="0.238965835641736" calcext:value-type="percentage">
            <text:p>23,90%</text:p>
          </table:table-cell>
          <table:table-cell table:formula="of:=[.C21]/[.C17]-1" office:value-type="percentage" office:value="-0.068323843910568" calcext:value-type="percentage">
            <text:p>-6,83%</text:p>
          </table:table-cell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3 tri</text:p>
          </table:table-cell>
          <table:table-cell office:value-type="float" office:value="5420" calcext:value-type="float">
            <text:p>5420</text:p>
          </table:table-cell>
          <table:table-cell office:value-type="float" office:value="132.1" calcext:value-type="float">
            <text:p>132,1</text:p>
          </table:table-cell>
          <table:table-cell table:formula="of:=[.C22]/[.C21]-1" office:value-type="percentage" office:value="-0.192129974660903" calcext:value-type="percentage">
            <text:p>-19,21%</text:p>
          </table:table-cell>
          <table:table-cell table:formula="of:=[.C22]/[.C18]-1" office:value-type="percentage" office:value="0.00612585854835723" calcext:value-type="percentage">
            <text:p>0,61%</text:p>
          </table:table-cell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4 tri</text:p>
          </table:table-cell>
          <table:table-cell office:value-type="float" office:value="6261" calcext:value-type="float">
            <text:p>6261</text:p>
          </table:table-cell>
          <table:table-cell office:value-type="float" office:value="132.1" calcext:value-type="float">
            <text:p>132,1</text:p>
          </table:table-cell>
          <table:table-cell table:formula="of:=[.C23]/[.C22]-1" office:value-type="percentage" office:value="0.155166051660517" calcext:value-type="percentage">
            <text:p>15,52%</text:p>
          </table:table-cell>
          <table:table-cell table:formula="of:=[.C23]/[.C19]-1" office:value-type="percentage" office:value="-0.107483962936564" calcext:value-type="percentage">
            <text:p>-10,75%</text:p>
          </table:table-cell>
          <table:table-cell table:formula="of:=SUM([.C20:.C23])" office:value-type="float" office:value="23805" calcext:value-type="float">
            <text:p>23805</text:p>
          </table:table-cell>
          <table:table-cell table:style-name="ce4" table:formula="of:=[.G23]/[.G19]-1" office:value-type="percentage" office:value="-0.0733387831367511" calcext:value-type="percentage">
            <text:p>-7,33%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 tri</text:p>
          </table:table-cell>
          <table:table-cell office:value-type="float" office:value="6579" calcext:value-type="float">
            <text:p>6579</text:p>
          </table:table-cell>
          <table:table-cell office:value-type="float" office:value="129.7" calcext:value-type="float">
            <text:p>129,7</text:p>
          </table:table-cell>
          <table:table-cell table:formula="of:=[.C24]/[.C23]-1" office:value-type="percentage" office:value="0.0507906085289891" calcext:value-type="percentage">
            <text:p>5,08%</text:p>
          </table:table-cell>
          <table:table-cell table:formula="of:=[.C24]/[.C20]-1" office:value-type="percentage" office:value="0.214958448753463" calcext:value-type="percentage">
            <text:p>21,50%</text:p>
          </table:table-cell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2 tri</text:p>
          </table:table-cell>
          <table:table-cell office:value-type="float" office:value="6982" calcext:value-type="float">
            <text:p>6982</text:p>
          </table:table-cell>
          <table:table-cell office:value-type="float" office:value="129.7" calcext:value-type="float">
            <text:p>129,7</text:p>
          </table:table-cell>
          <table:table-cell table:formula="of:=[.C25]/[.C24]-1" office:value-type="percentage" office:value="0.0612555099559204" calcext:value-type="percentage">
            <text:p>6,13%</text:p>
          </table:table-cell>
          <table:table-cell table:formula="of:=[.C25]/[.C21]-1" office:value-type="percentage" office:value="0.0406916082873752" calcext:value-type="percentage">
            <text:p>4,07%</text:p>
          </table:table-cell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3 tri</text:p>
          </table:table-cell>
          <table:table-cell office:value-type="float" office:value="6060" calcext:value-type="float">
            <text:p>6060</text:p>
          </table:table-cell>
          <table:table-cell office:value-type="float" office:value="127.3" calcext:value-type="float">
            <text:p>127,3</text:p>
          </table:table-cell>
          <table:table-cell table:formula="of:=[.C26]/[.C25]-1" office:value-type="percentage" office:value="-0.132053852764251" calcext:value-type="percentage">
            <text:p>-13,21%</text:p>
          </table:table-cell>
          <table:table-cell table:formula="of:=[.C26]/[.C22]-1" office:value-type="percentage" office:value="0.118081180811808" calcext:value-type="percentage">
            <text:p>11,81%</text:p>
          </table:table-cell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4 tri</text:p>
          </table:table-cell>
          <table:table-cell office:value-type="float" office:value="7502" calcext:value-type="float">
            <text:p>7502</text:p>
          </table:table-cell>
          <table:table-cell office:value-type="float" office:value="127.3" calcext:value-type="float">
            <text:p>127,3</text:p>
          </table:table-cell>
          <table:table-cell table:formula="of:=[.C27]/[.C26]-1" office:value-type="percentage" office:value="0.237953795379538" calcext:value-type="percentage">
            <text:p>23,80%</text:p>
          </table:table-cell>
          <table:table-cell table:formula="of:=[.C27]/[.C23]-1" office:value-type="percentage" office:value="0.198211148378853" calcext:value-type="percentage">
            <text:p>19,82%</text:p>
          </table:table-cell>
          <table:table-cell table:formula="of:=SUM([.C24:.C27])" office:value-type="float" office:value="27123" calcext:value-type="float">
            <text:p>27123</text:p>
          </table:table-cell>
          <table:table-cell table:style-name="ce4" table:formula="of:=[.G27]/[.G23]-1" office:value-type="percentage" office:value="0.139382482671708" calcext:value-type="percentage">
            <text:p>13,94%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 tri</text:p>
          </table:table-cell>
          <table:table-cell office:value-type="float" office:value="5834" calcext:value-type="float">
            <text:p>5834</text:p>
          </table:table-cell>
          <table:table-cell office:value-type="float" office:value="123.3" calcext:value-type="float">
            <text:p>123,3</text:p>
          </table:table-cell>
          <table:table-cell table:formula="of:=[.C28]/[.C27]-1" office:value-type="percentage" office:value="-0.222340709144228" calcext:value-type="percentage">
            <text:p>-22,23%</text:p>
          </table:table-cell>
          <table:table-cell table:formula="of:=[.C28]/[.C24]-1" office:value-type="percentage" office:value="-0.113239094087247" calcext:value-type="percentage">
            <text:p>-11,32%</text:p>
          </table:table-cell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2 tri</text:p>
          </table:table-cell>
          <table:table-cell office:value-type="float" office:value="7334" calcext:value-type="float">
            <text:p>7334</text:p>
          </table:table-cell>
          <table:table-cell office:value-type="float" office:value="123.3" calcext:value-type="float">
            <text:p>123,3</text:p>
          </table:table-cell>
          <table:table-cell table:formula="of:=[.C29]/[.C28]-1" office:value-type="percentage" office:value="0.257113472745972" calcext:value-type="percentage">
            <text:p>25,71%</text:p>
          </table:table-cell>
          <table:table-cell table:formula="of:=[.C29]/[.C25]-1" office:value-type="percentage" office:value="0.050415353766829" calcext:value-type="percentage">
            <text:p>5,04%</text:p>
          </table:table-cell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3 tri</text:p>
          </table:table-cell>
          <table:table-cell office:value-type="float" office:value="6340" calcext:value-type="float">
            <office:annotation draw:style-name="gr2" draw:text-style-name="P2" svg:width="2.899cm" svg:height="1.139cm" svg:x="7.373cm" svg:y="12.634cm" draw:caption-point-x="-0.61cm" draw:caption-point-y="1.51cm">
              <dc:date>2016-05-01T00:00:00</dc:date>
              <text:p text:style-name="P2"><text:span text:style-name="T1">Omi Nota Trime.4/15</text:span></text:p>
            </office:annotation>
            <text:p>6340</text:p>
          </table:table-cell>
          <table:table-cell office:value-type="float" office:value="123.3" calcext:value-type="float">
            <text:p>123,3</text:p>
          </table:table-cell>
          <table:table-cell table:formula="of:=[.C30]/[.C29]-1" office:value-type="percentage" office:value="-0.135533133351514" calcext:value-type="percentage">
            <text:p>-13,55%</text:p>
          </table:table-cell>
          <table:table-cell table:formula="of:=[.C30]/[.C26]-1" office:value-type="percentage" office:value="0.0462046204620461" calcext:value-type="percentage">
            <text:p>4,62%</text:p>
          </table:table-cell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4 tri</text:p>
          </table:table-cell>
          <table:table-cell office:value-type="float" office:value="7839" calcext:value-type="float">
            <office:annotation draw:style-name="gr2" draw:text-style-name="P2" svg:width="2.899cm" svg:height="1.139cm" svg:x="7.373cm" svg:y="13.085cm" draw:caption-point-x="-0.61cm" draw:caption-point-y="1.51cm">
              <dc:date>2016-05-01T00:00:00</dc:date>
              <text:p text:style-name="P2"><text:span text:style-name="T1">Omi Nota Trime.4/15</text:span></text:p>
            </office:annotation>
            <text:p>7839</text:p>
          </table:table-cell>
          <table:table-cell office:value-type="float" office:value="123.3" calcext:value-type="float">
            <text:p>123,3</text:p>
          </table:table-cell>
          <table:table-cell table:formula="of:=[.C31]/[.C30]-1" office:value-type="percentage" office:value="0.236435331230284" calcext:value-type="percentage">
            <text:p>23,64%</text:p>
          </table:table-cell>
          <table:table-cell table:formula="of:=[.C31]/[.C27]-1" office:value-type="percentage" office:value="0.0449213543055185" calcext:value-type="percentage">
            <text:p>4,49%</text:p>
          </table:table-cell>
          <table:table-cell table:formula="of:=SUM([.C28:.C31])" office:value-type="float" office:value="27347" calcext:value-type="float">
            <text:p>27347</text:p>
          </table:table-cell>
          <table:table-cell table:style-name="ce4" table:formula="of:=[.G31]/[.G27]-1" office:value-type="percentage" office:value="0.00825867345057696" calcext:value-type="percentage">
            <text:p>0,83%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 tr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 tr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 tr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4 tri</text:p>
          </table:table-cell>
          <table:table-cell table:number-columns-repeated="6"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imensioni" table:style-name="ta1">
        <table:table-column table:style-name="co3" table:number-columns-repeated="11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&lt;2,5</text:p>
          </table:table-cell>
          <table:table-cell office:value-type="string" calcext:value-type="string">
            <text:p>2,5 – 4 </text:p>
          </table:table-cell>
          <table:table-cell office:value-type="string" calcext:value-type="string">
            <text:p>4 – 5,5 </text:p>
          </table:table-cell>
          <table:table-cell office:value-type="string" calcext:value-type="string">
            <text:p>5,5 – 7</text:p>
          </table:table-cell>
          <table:table-cell office:value-type="string" calcext:value-type="string">
            <text:p>&gt; 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onolocali</text:p>
          </table:table-cell>
          <table:table-cell office:value-type="string" calcext:value-type="string">
            <text:p><text:s/>Piccola</text:p>
          </table:table-cell>
          <table:table-cell office:value-type="string" calcext:value-type="string">
            <text:p><text:s/>Medio piccola </text:p>
          </table:table-cell>
          <table:table-cell office:value-type="string" calcext:value-type="string">
            <text:p>Media </text:p>
          </table:table-cell>
          <table:table-cell office:value-type="string" calcext:value-type="string">
            <text:p>Grande </text:p>
          </table:table-cell>
          <table:table-cell office:value-type="string" calcext:value-type="string">
            <text:p>nd </text:p>
          </table:table-cell>
          <table:table-cell office:value-type="string" calcext:value-type="string">
            <text:p>Total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5" office:value-type="float" office:value="2013" calcext:value-type="float">
            <text:p>2013</text:p>
          </table:table-cell>
          <table:table-cell office:value-type="string" calcext:value-type="string">
            <text:p>ROMA</text:p>
          </table:table-cell>
          <table:table-cell office:value-type="float" office:value="2486" calcext:value-type="float">
            <text:p>2486</text:p>
          </table:table-cell>
          <table:table-cell office:value-type="float" office:value="7686" calcext:value-type="float">
            <text:p>7686</text:p>
          </table:table-cell>
          <table:table-cell office:value-type="float" office:value="5040" calcext:value-type="float">
            <text:p>5040</text:p>
          </table:table-cell>
          <table:table-cell office:value-type="float" office:value="6227" calcext:value-type="float">
            <text:p>6227</text:p>
          </table:table-cell>
          <table:table-cell office:value-type="float" office:value="1738" calcext:value-type="float">
            <text:p>1738</text:p>
          </table:table-cell>
          <table:table-cell office:value-type="float" office:value="643" calcext:value-type="float">
            <text:p>643</text:p>
          </table:table-cell>
          <table:table-cell office:value-type="float" office:value="23819" calcext:value-type="float">
            <text:p>238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cuoter totale</text:p>
          </table:table-cell>
          <table:table-cell/>
          <table:table-cell table:style-name="ce4" table:formula="of:=[.E9]/[.$K9]" office:value-type="percentage" office:value="0.104370460556698" calcext:value-type="percentage">
            <text:p>10,44%</text:p>
          </table:table-cell>
          <table:table-cell table:style-name="ce4" table:formula="of:=[.F9]/[.$K9]" office:value-type="percentage" office:value="0.322683571938369" calcext:value-type="percentage">
            <text:p>32,27%</text:p>
          </table:table-cell>
          <table:table-cell table:style-name="ce4" table:formula="of:=[.G9]/[.$K9]" office:value-type="percentage" office:value="0.211595784877619" calcext:value-type="percentage">
            <text:p>21,16%</text:p>
          </table:table-cell>
          <table:table-cell table:style-name="ce4" table:formula="of:=[.H9]/[.$K9]" office:value-type="percentage" office:value="0.26142995087955" calcext:value-type="percentage">
            <text:p>26,14%</text:p>
          </table:table-cell>
          <table:table-cell table:style-name="ce4" table:formula="of:=[.I9]/[.$K9]" office:value-type="percentage" office:value="0.0729669591502582" calcext:value-type="percentage">
            <text:p>7,30%</text:p>
          </table:table-cell>
          <table:table-cell table:style-name="ce4" table:formula="of:=[.J9]/[.$K9]" office:value-type="percentage" office:value="0.0269952558881565" calcext:value-type="percentage">
            <text:p>2,70%</text:p>
          </table:table-cell>
          <table:table-cell table:style-name="ce4" table:formula="of:=[.K9]/[.$K9]" office:value-type="percentage" office:value="1" calcext:value-type="percentage">
            <text:p>100,00%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2014**</text:p>
          </table:table-cell>
          <table:table-cell office:value-type="string" calcext:value-type="string">
            <text:p>ROMA </text:p>
          </table:table-cell>
          <table:table-cell table:style-name="ce6" office:value-type="float" office:value="2428" calcext:value-type="float">
            <text:p>2428</text:p>
          </table:table-cell>
          <table:table-cell table:style-name="ce6" office:value-type="float" office:value="8497" calcext:value-type="float">
            <text:p>8497</text:p>
          </table:table-cell>
          <table:table-cell table:style-name="ce6" office:value-type="float" office:value="5765" calcext:value-type="float">
            <text:p>5765</text:p>
          </table:table-cell>
          <table:table-cell table:style-name="ce6" office:value-type="float" office:value="7722" calcext:value-type="float">
            <text:p>7722</text:p>
          </table:table-cell>
          <table:table-cell table:style-name="ce6" office:value-type="float" office:value="2086" calcext:value-type="float">
            <text:p>2086</text:p>
          </table:table-cell>
          <table:table-cell table:style-name="ce6" office:value-type="float" office:value="633" calcext:value-type="float">
            <text:p>633</text:p>
          </table:table-cell>
          <table:table-cell table:style-name="ce6" office:value-type="float" office:value="27132" calcext:value-type="float">
            <text:p>27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cuoter totale</text:p>
          </table:table-cell>
          <table:table-cell/>
          <table:table-cell table:style-name="ce4" table:formula="of:=[.E13]/[.$K13]" office:value-type="percentage" office:value="0.0894884269497273" calcext:value-type="percentage">
            <text:p>8,95%</text:p>
          </table:table-cell>
          <table:table-cell table:style-name="ce4" table:formula="of:=[.F13]/[.$K13]" office:value-type="percentage" office:value="0.313172637476043" calcext:value-type="percentage">
            <text:p>31,32%</text:p>
          </table:table-cell>
          <table:table-cell table:style-name="ce4" table:formula="of:=[.G13]/[.$K13]" office:value-type="percentage" office:value="0.212479728733599" calcext:value-type="percentage">
            <text:p>21,25%</text:p>
          </table:table-cell>
          <table:table-cell table:style-name="ce4" table:formula="of:=[.H13]/[.$K13]" office:value-type="percentage" office:value="0.284608580274215" calcext:value-type="percentage">
            <text:p>28,46%</text:p>
          </table:table-cell>
          <table:table-cell table:style-name="ce4" table:formula="of:=[.I13]/[.$K13]" office:value-type="percentage" office:value="0.0768833849329205" calcext:value-type="percentage">
            <text:p>7,69%</text:p>
          </table:table-cell>
          <table:table-cell table:style-name="ce4" table:formula="of:=[.J13]/[.$K13]" office:value-type="percentage" office:value="0.0233303847854931" calcext:value-type="percentage">
            <text:p>2,33%</text:p>
          </table:table-cell>
          <table:table-cell table:style-name="ce4" table:formula="of:=[.K13]/[.$K13]" office:value-type="percentage" office:value="1" calcext:value-type="percentage">
            <text:p>100,00%</text:p>
          </table:table-cell>
        </table:table-row>
        <table:table-row table:style-name="ro1">
          <table:table-cell table:number-columns-repeated="4"/>
          <table:table-cell table:style-name="ce4" table:formula="of:=1-[.E9]/[.E13]" office:value-type="percentage" office:value="-0.0238879736408566" calcext:value-type="percentage">
            <text:p>-2,39%</text:p>
          </table:table-cell>
          <table:table-cell table:style-name="ce4" table:formula="of:=1-[.F9]/[.F13]" office:value-type="percentage" office:value="0.0954454513357655" calcext:value-type="percentage">
            <text:p>9,54%</text:p>
          </table:table-cell>
          <table:table-cell table:style-name="ce4" table:formula="of:=1-[.G9]/[.G13]" office:value-type="percentage" office:value="0.125758889852559" calcext:value-type="percentage">
            <text:p>12,58%</text:p>
          </table:table-cell>
          <table:table-cell table:style-name="ce4" table:formula="of:=1-[.H9]/[.H13]" office:value-type="percentage" office:value="0.193602693602694" calcext:value-type="percentage">
            <text:p>19,36%</text:p>
          </table:table-cell>
          <table:table-cell table:style-name="ce4" table:formula="of:=1-[.I9]/[.I13]" office:value-type="percentage" office:value="0.166826462128476" calcext:value-type="percentage">
            <text:p>16,68%</text:p>
          </table:table-cell>
          <table:table-cell table:style-name="ce4" table:formula="of:=1-[.J9]/[.J13]" office:value-type="percentage" office:value="-0.0157977883096367" calcext:value-type="percentage">
            <text:p>-1,58%</text:p>
          </table:table-cell>
          <table:table-cell table:style-name="ce4" table:formula="of:=1-[.K9]/[.K13]" office:value-type="percentage" office:value="0.122106737431815" calcext:value-type="percentage">
            <text:p>12,21%</text:p>
          </table:table-cell>
        </table:table-row>
        <table:table-row table:style-name="ro1">
          <table:table-cell table:number-columns-repeated="4"/>
          <table:table-cell table:style-name="ce4" table:number-columns-repeated="7"/>
        </table:table-row>
        <table:table-row table:style-name="ro1">
          <table:table-cell table:number-columns-repeated="4"/>
          <table:table-cell table:style-name="ce4" table:formula="of:=[.E13]/[.E7]-1" office:value-type="string" office:string-value="" calcext:value-type="error">
            <text:p>#VALORE!</text:p>
          </table:table-cell>
          <table:table-cell table:style-name="ce4" table:number-columns-repeated="6"/>
        </table:table-row>
        <table:table-row table:style-name="ro1">
          <table:table-cell table:number-columns-repeated="4"/>
          <table:table-cell table:style-name="ce4"/>
          <table:table-cell table:style-name="ce7" table:number-columns-repeated="6"/>
        </table:table-row>
        <table:table-row table:style-name="ro1">
          <table:table-cell table:number-columns-repeated="2"/>
          <table:table-cell table:style-name="ce5" office:value-type="float" office:value="2015" calcext:value-type="float">
            <text:p>2015</text:p>
          </table:table-cell>
          <table:table-cell office:value-type="string" calcext:value-type="string">
            <text:p>ROMA</text:p>
          </table:table-cell>
          <table:table-cell office:value-type="float" office:value="2266" calcext:value-type="float">
            <text:p>2266</text:p>
          </table:table-cell>
          <table:table-cell office:value-type="float" office:value="8245" calcext:value-type="float">
            <text:p>8245</text:p>
          </table:table-cell>
          <table:table-cell office:value-type="float" office:value="5779" calcext:value-type="float">
            <text:p>5779</text:p>
          </table:table-cell>
          <table:table-cell office:value-type="float" office:value="7815" calcext:value-type="float">
            <text:p>7815</text:p>
          </table:table-cell>
          <table:table-cell office:value-type="float" office:value="2215" calcext:value-type="float">
            <text:p>2215</text:p>
          </table:table-cell>
          <table:table-cell office:value-type="float" office:value="1037" calcext:value-type="float">
            <text:p>1037</text:p>
          </table:table-cell>
          <table:table-cell office:value-type="float" office:value="27356" calcext:value-type="float">
            <text:p>273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cuoter totale</text:p>
          </table:table-cell>
          <table:table-cell/>
          <table:table-cell table:style-name="ce4" table:formula="of:=[.E19]/[.$K19]" office:value-type="percentage" office:value="0.0828337476239216" calcext:value-type="percentage">
            <text:p>8,28%</text:p>
          </table:table-cell>
          <table:table-cell table:style-name="ce4" table:formula="of:=[.F19]/[.$K19]" office:value-type="percentage" office:value="0.301396402982892" calcext:value-type="percentage">
            <text:p>30,14%</text:p>
          </table:table-cell>
          <table:table-cell table:style-name="ce4" table:formula="of:=[.G19]/[.$K19]" office:value-type="percentage" office:value="0.211251644977336" calcext:value-type="percentage">
            <text:p>21,13%</text:p>
          </table:table-cell>
          <table:table-cell table:style-name="ce4" table:formula="of:=[.H19]/[.$K19]" office:value-type="percentage" office:value="0.285677730662378" calcext:value-type="percentage">
            <text:p>28,57%</text:p>
          </table:table-cell>
          <table:table-cell table:style-name="ce4" table:formula="of:=[.I19]/[.$K19]" office:value-type="percentage" office:value="0.0809694399766048" calcext:value-type="percentage">
            <text:p>8,10%</text:p>
          </table:table-cell>
          <table:table-cell table:style-name="ce4" table:formula="of:=[.J19]/[.$K19]" office:value-type="percentage" office:value="0.0379075888287761" calcext:value-type="percentage">
            <text:p>3,79%</text:p>
          </table:table-cell>
          <table:table-cell table:style-name="ce4" table:formula="of:=[.K19]/[.$K19]" office:value-type="percentage" office:value="1" calcext:value-type="percentage">
            <text:p>100,0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% anno prec.</text:p>
          </table:table-cell>
          <table:table-cell/>
          <table:table-cell table:style-name="ce4" table:formula="of:=1-[.E13]/[.E19]" office:value-type="percentage" office:value="-0.0714916151809355" calcext:value-type="percentage">
            <text:p>-7,15%</text:p>
          </table:table-cell>
          <table:table-cell table:style-name="ce4" table:formula="of:=1-[.F13]/[.F19]" office:value-type="percentage" office:value="-0.0305639781685869" calcext:value-type="percentage">
            <text:p>-3,06%</text:p>
          </table:table-cell>
          <table:table-cell table:style-name="ce4" table:formula="of:=1-[.G13]/[.G19]" office:value-type="percentage" office:value="0.00242256445751865" calcext:value-type="percentage">
            <text:p>0,24%</text:p>
          </table:table-cell>
          <table:table-cell table:style-name="ce4" table:formula="of:=1-[.H13]/[.H19]" office:value-type="percentage" office:value="0.0119001919385796" calcext:value-type="percentage">
            <text:p>1,19%</text:p>
          </table:table-cell>
          <table:table-cell table:style-name="ce4" table:formula="of:=1-[.I13]/[.I19]" office:value-type="percentage" office:value="0.0582392776523702" calcext:value-type="percentage">
            <text:p>5,82%</text:p>
          </table:table-cell>
          <table:table-cell table:style-name="ce4" table:formula="of:=1-[.J13]/[.J19]" office:value-type="percentage" office:value="0.389585342333655" calcext:value-type="percentage">
            <text:p>38,96%</text:p>
          </table:table-cell>
          <table:table-cell table:style-name="ce4" table:formula="of:=1-[.K13]/[.K19]" office:value-type="percentage" office:value="0.00818833162743093" calcext:value-type="percentage">
            <text:p>0,82%</text:p>
          </table:table-cell>
        </table:table-row>
        <table:table-row table:style-name="ro1">
          <table:table-cell table:number-columns-repeated="4"/>
          <table:table-cell table:style-name="ce4" table:formula="of:=1-[.E14]/[.E20]" office:value-type="percentage" office:value="-0.0803377791865574" calcext:value-type="percentage">
            <text:p>-8,03%</text:p>
          </table:table-cell>
          <table:table-cell table:style-name="ce4" table:formula="of:=1-[.F14]/[.F20]" office:value-type="percentage" office:value="-0.0390722463062019" calcext:value-type="percentage">
            <text:p>-3,91%</text:p>
          </table:table-cell>
          <table:table-cell table:style-name="ce4" table:formula="of:=1-[.G14]/[.G20]" office:value-type="percentage" office:value="-0.00581336896285278" calcext:value-type="percentage">
            <text:p>-0,58%</text:p>
          </table:table-cell>
          <table:table-cell table:style-name="ce4" table:formula="of:=1-[.H14]/[.H20]" office:value-type="percentage" office:value="0.00374250518471875" calcext:value-type="percentage">
            <text:p>0,37%</text:p>
          </table:table-cell>
          <table:table-cell table:style-name="ce4" table:formula="of:=1-[.I14]/[.I20]" office:value-type="percentage" office:value="0.0504641633295829" calcext:value-type="percentage">
            <text:p>5,05%</text:p>
          </table:table-cell>
          <table:table-cell table:style-name="ce4" table:number-columns-repeated="2"/>
        </table:table-row>
        <table:table-row table:style-name="ro1">
          <table:table-cell table:number-columns-repeated="4"/>
          <table:table-cell table:style-name="ce4" table:number-columns-repeated="7"/>
        </table:table-row>
        <table:table-row table:style-name="ro1">
          <table:table-cell table:number-columns-repeated="4"/>
          <table:table-cell table:style-name="ce4" table:formula="of:=[.E20]/[.E14]-1" office:value-type="percentage" office:value="-0.0743635747396041" calcext:value-type="percentage">
            <text:p>-7,44%</text:p>
          </table:table-cell>
          <table:table-cell table:style-name="ce4" table:formula="of:=[.F20]/[.F14]-1" office:value-type="percentage" office:value="-0.0376030121534858" calcext:value-type="percentage">
            <text:p>-3,76%</text:p>
          </table:table-cell>
          <table:table-cell table:style-name="ce4" table:formula="of:=[.G20]/[.G14]-1" office:value-type="percentage" office:value="-0.0057797690329443" calcext:value-type="percentage">
            <text:p>-0,58%</text:p>
          </table:table-cell>
          <table:table-cell table:style-name="ce4" table:formula="of:=[.H20]/[.H14]-1" office:value-type="percentage" office:value="0.00375656414550996" calcext:value-type="percentage">
            <text:p>0,38%</text:p>
          </table:table-cell>
          <table:table-cell table:style-name="ce4" table:formula="of:=[.I20]/[.I14]-1" office:value-type="percentage" office:value="0.0531461387561079" calcext:value-type="percentage">
            <text:p>5,31%</text:p>
          </table:table-cell>
          <table:table-cell table:style-name="ce4" table:formula="of:=[.J20]/[.J14]-1" office:value-type="percentage" office:value="0.624816271883656" calcext:value-type="percentage">
            <text:p>62,48%</text:p>
          </table:table-cell>
          <table:table-cell table:style-name="ce4" table:formula="of:=[.K20]/[.K14]-1" office:value-type="percentage" office:value="0" calcext:value-type="percentage">
            <text:p>0,00%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** = da verificare </text:p>
          </table:table-cell>
          <table:table-cell table:number-columns-repeated="10"/>
        </table:table-row>
      </table:table>
      <table:table table:name="Foglio4" table:style-name="ta1">
        <table:shapes>
          <draw:frame draw:z-index="0" draw:style-name="gr1" draw:text-style-name="P1" svg:width="16.021cm" svg:height="14.722cm" svg:x="20.382cm" svg:y="2.588cm">
            <draw:object draw:notify-on-update-of-ranges="Foglio4.A6:Foglio4.A6 Foglio4.A7:Foglio4.B30 Foglio4.C6:Foglio4.D6 Foglio4.D7:Foglio4.D30 Foglio4.C7:Foglio4.C3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3" table:default-cell-style-name="Default"/>
        <table:table-row table:style-name="ro1" table:number-rows-repeated="5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TN</text:p>
          </table:table-cell>
          <table:table-cell office:value-type="string" calcext:value-type="string">
            <text:p>Prezzi</text:p>
          </table:table-cell>
          <table:table-cell table:style-name="Default" office:value-type="string" calcext:value-type="string">
            <text:p>FOI</text:p>
          </table:table-cell>
          <table:table-cell table:number-columns-repeated="2"/>
          <table:table-cell office:value-type="string" calcext:value-type="string">
            <text:p>DA OMI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9" office:value-type="percentage" office:value="0.0221" calcext:value-type="percentage">
            <text:p>2,21%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4.9" calcext:value-type="float">
            <text:p>114,9</text:p>
          </table:table-cell>
          <table:table-cell office:value-type="float" office:value="102.09276" calcext:value-type="float">
            <text:p>102,09276</text:p>
          </table:table-cell>
          <table:table-cell office:value-type="percentage" office:value="0.0221" calcext:value-type="percentage">
            <text:p>2,21%</text:p>
          </table:table-cell>
          <table:table-cell table:formula="of:=[.H8]*(1-[.E8])" office:value-type="float" office:value="102.09276" calcext:value-type="float">
            <text:p>102,09276</text:p>
          </table:table-cell>
          <table:table-cell office:value-type="float" office:value="102.09276" calcext:value-type="float">
            <text:p>102,09276</text:p>
          </table:table-cell>
          <table:table-cell office:value-type="float" office:value="104.4" calcext:value-type="float">
            <text:p>104,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119.4" calcext:value-type="float">
            <text:p>119,4</text:p>
          </table:table-cell>
          <table:table-cell office:value-type="float" office:value="104.3913" calcext:value-type="float">
            <text:p>104,3913</text:p>
          </table:table-cell>
          <table:table-cell office:value-type="percentage" office:value="0.0198" calcext:value-type="percentage">
            <text:p>1,98%</text:p>
          </table:table-cell>
          <table:table-cell table:formula="of:=[.H9]*(1-[.E9])" office:value-type="float" office:value="104.3913" calcext:value-type="float">
            <text:p>104,3913</text:p>
          </table:table-cell>
          <table:table-cell office:value-type="float" office:value="104.3913" calcext:value-type="float">
            <text:p>104,3913</text:p>
          </table:table-cell>
          <table:table-cell office:value-type="float" office:value="106.5" calcext:value-type="float">
            <text:p>106,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8.1" calcext:value-type="float">
            <text:p>108,1</text:p>
          </table:table-cell>
          <table:table-cell office:value-type="float" office:value="105.8616" calcext:value-type="float">
            <text:p>105,8616</text:p>
          </table:table-cell>
          <table:table-cell office:value-type="percentage" office:value="0.0198" calcext:value-type="percentage">
            <text:p>1,98%</text:p>
          </table:table-cell>
          <table:table-cell table:formula="of:=[.H10]*(1-[.E10])" office:value-type="float" office:value="105.8616" calcext:value-type="float">
            <text:p>105,8616</text:p>
          </table:table-cell>
          <table:table-cell office:value-type="float" office:value="105.8616" calcext:value-type="float">
            <text:p>105,861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111.4" calcext:value-type="float">
            <text:p>111,4</text:p>
          </table:table-cell>
          <table:table-cell office:value-type="float" office:value="121.80004" calcext:value-type="float">
            <text:p>121,80004</text:p>
          </table:table-cell>
          <table:table-cell office:value-type="percentage" office:value="0.0209" calcext:value-type="percentage">
            <text:p>2,09%</text:p>
          </table:table-cell>
          <table:table-cell table:formula="of:=[.H11]*(1-[.E11])" office:value-type="float" office:value="121.80004" calcext:value-type="float">
            <text:p>121,80004</text:p>
          </table:table-cell>
          <table:table-cell office:value-type="float" office:value="121.80004" calcext:value-type="float">
            <text:p>121,80004</text:p>
          </table:table-cell>
          <table:table-cell office:value-type="float" office:value="124.4" calcext:value-type="float">
            <text:p>124,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5.9" calcext:value-type="float">
            <text:p>95,9</text:p>
          </table:table-cell>
          <table:table-cell office:value-type="float" office:value="126.98927" calcext:value-type="float">
            <text:p>126,98927</text:p>
          </table:table-cell>
          <table:table-cell office:value-type="percentage" office:value="0.0209" calcext:value-type="percentage">
            <text:p>2,09%</text:p>
          </table:table-cell>
          <table:table-cell table:formula="of:=[.H12]*(1-[.E12])" office:value-type="float" office:value="126.98927" calcext:value-type="float">
            <text:p>126,98927</text:p>
          </table:table-cell>
          <table:table-cell office:value-type="float" office:value="126.98927" calcext:value-type="float">
            <text:p>126,98927</text:p>
          </table:table-cell>
          <table:table-cell office:value-type="float" office:value="129.7" calcext:value-type="float">
            <text:p>129,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98.3" calcext:value-type="float">
            <text:p>98,3</text:p>
          </table:table-cell>
          <table:table-cell office:value-type="float" office:value="132.23499" calcext:value-type="float">
            <text:p>132,23499</text:p>
          </table:table-cell>
          <table:table-cell office:value-type="percentage" office:value="0.0183" calcext:value-type="percentage">
            <text:p>1,83%</text:p>
          </table:table-cell>
          <table:table-cell table:formula="of:=[.H13]*(1-[.E13])" office:value-type="float" office:value="132.23499" calcext:value-type="float">
            <text:p>132,23499</text:p>
          </table:table-cell>
          <table:table-cell office:value-type="float" office:value="132.23499" calcext:value-type="float">
            <text:p>132,23499</text:p>
          </table:table-cell>
          <table:table-cell office:value-type="float" office:value="134.7" calcext:value-type="float">
            <text:p>134,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8.3" calcext:value-type="float">
            <text:p>88,3</text:p>
          </table:table-cell>
          <table:table-cell office:value-type="float" office:value="137.73251" calcext:value-type="float">
            <text:p>137,73251</text:p>
          </table:table-cell>
          <table:table-cell office:value-type="percentage" office:value="0.0183" calcext:value-type="percentage">
            <text:p>1,83%</text:p>
          </table:table-cell>
          <table:table-cell table:formula="of:=[.H14]*(1-[.E14])" office:value-type="float" office:value="137.73251" calcext:value-type="float">
            <text:p>137,73251</text:p>
          </table:table-cell>
          <table:table-cell office:value-type="float" office:value="137.73251" calcext:value-type="float">
            <text:p>137,73251</text:p>
          </table:table-cell>
          <table:table-cell office:value-type="float" office:value="140.3" calcext:value-type="float">
            <text:p>140,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85.3" calcext:value-type="float">
            <text:p>85,3</text:p>
          </table:table-cell>
          <table:table-cell office:value-type="float" office:value="138.4028" calcext:value-type="float">
            <text:p>138,4028</text:p>
          </table:table-cell>
          <table:table-cell office:value-type="percentage" office:value="0.0335" calcext:value-type="percentage">
            <text:p>3,35%</text:p>
          </table:table-cell>
          <table:table-cell table:formula="of:=[.H15]*(1-[.E15])" office:value-type="float" office:value="138.4028" calcext:value-type="float">
            <text:p>138,4028</text:p>
          </table:table-cell>
          <table:table-cell office:value-type="float" office:value="138.4028" calcext:value-type="float">
            <text:p>138,4028</text:p>
          </table:table-cell>
          <table:table-cell office:value-type="float" office:value="143.2" calcext:value-type="float">
            <text:p>143,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5.8" calcext:value-type="float">
            <text:p>75,8</text:p>
          </table:table-cell>
          <table:table-cell office:value-type="float" office:value="135.5033" calcext:value-type="float">
            <text:p>135,5033</text:p>
          </table:table-cell>
          <table:table-cell office:value-type="percentage" office:value="0.0335" calcext:value-type="percentage">
            <text:p>3,35%</text:p>
          </table:table-cell>
          <table:table-cell table:formula="of:=[.H16]*(1-[.E16])" office:value-type="float" office:value="135.5033" calcext:value-type="float">
            <text:p>135,5033</text:p>
          </table:table-cell>
          <table:table-cell office:value-type="float" office:value="135.5033" calcext:value-type="float">
            <text:p>135,5033</text:p>
          </table:table-cell>
          <table:table-cell office:value-type="float" office:value="140.2" calcext:value-type="float">
            <text:p>140,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76.7" calcext:value-type="float">
            <text:p>76,7</text:p>
          </table:table-cell>
          <table:table-cell office:value-type="float" office:value="135.4353" calcext:value-type="float">
            <text:p>135,4353</text:p>
          </table:table-cell>
          <table:table-cell office:value-type="percentage" office:value="0.0078" calcext:value-type="percentage">
            <text:p>0,78%</text:p>
          </table:table-cell>
          <table:table-cell table:formula="of:=[.H17]*(1-[.E17])" office:value-type="float" office:value="135.4353" calcext:value-type="float">
            <text:p>135,4353</text:p>
          </table:table-cell>
          <table:table-cell office:value-type="float" office:value="135.4353" calcext:value-type="float">
            <text:p>135,4353</text:p>
          </table:table-cell>
          <table:table-cell office:value-type="float" office:value="136.5" calcext:value-type="float">
            <text:p>136,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0.3" calcext:value-type="float">
            <text:p>80,3</text:p>
          </table:table-cell>
          <table:table-cell office:value-type="float" office:value="135.4353" calcext:value-type="float">
            <text:p>135,4353</text:p>
          </table:table-cell>
          <table:table-cell office:value-type="percentage" office:value="0.0078" calcext:value-type="percentage">
            <text:p>0,78%</text:p>
          </table:table-cell>
          <table:table-cell table:formula="of:=[.H18]*(1-[.E18])" office:value-type="float" office:value="135.4353" calcext:value-type="float">
            <text:p>135,4353</text:p>
          </table:table-cell>
          <table:table-cell office:value-type="float" office:value="135.4353" calcext:value-type="float">
            <text:p>135,4353</text:p>
          </table:table-cell>
          <table:table-cell office:value-type="float" office:value="136.5" calcext:value-type="float">
            <text:p>136,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91.8" calcext:value-type="float">
            <text:p>91,8</text:p>
          </table:table-cell>
          <table:table-cell office:value-type="float" office:value="133.83432" calcext:value-type="float">
            <text:p>133,83432</text:p>
          </table:table-cell>
          <table:table-cell office:value-type="percentage" office:value="0.0152" calcext:value-type="percentage">
            <text:p>1,52%</text:p>
          </table:table-cell>
          <table:table-cell table:formula="of:=[.H19]*(1-[.E19])" office:value-type="float" office:value="133.83432" calcext:value-type="float">
            <text:p>133,83432</text:p>
          </table:table-cell>
          <table:table-cell office:value-type="float" office:value="133.83432" calcext:value-type="float">
            <text:p>133,83432</text:p>
          </table:table-cell>
          <table:table-cell office:value-type="float" office:value="135.9" calcext:value-type="float">
            <text:p>135,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5.2" calcext:value-type="float">
            <text:p>85,2</text:p>
          </table:table-cell>
          <table:table-cell office:value-type="float" office:value="133.9328" calcext:value-type="float">
            <text:p>133,9328</text:p>
          </table:table-cell>
          <table:table-cell office:value-type="percentage" office:value="0.0152" calcext:value-type="percentage">
            <text:p>1,52%</text:p>
          </table:table-cell>
          <table:table-cell table:formula="of:=[.H20]*(1-[.E20])" office:value-type="float" office:value="133.9328" calcext:value-type="float">
            <text:p>133,9328</text:p>
          </table:table-cell>
          <table:table-cell office:value-type="float" office:value="133.9328" calcext:value-type="float">
            <text:p>133,932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88.6" calcext:value-type="float">
            <text:p>88,6</text:p>
          </table:table-cell>
          <table:table-cell office:value-type="float" office:value="133.28862" calcext:value-type="float">
            <text:p>133,28862</text:p>
          </table:table-cell>
          <table:table-cell office:value-type="percentage" office:value="0.0278" calcext:value-type="percentage">
            <text:p>2,78%</text:p>
          </table:table-cell>
          <table:table-cell table:formula="of:=[.H21]*(1-[.E21])" office:value-type="float" office:value="133.28862" calcext:value-type="float">
            <text:p>133,28862</text:p>
          </table:table-cell>
          <table:table-cell office:value-type="float" office:value="133.28862" calcext:value-type="float">
            <text:p>133,28862</text:p>
          </table:table-cell>
          <table:table-cell office:value-type="float" office:value="137.1" calcext:value-type="float">
            <text:p>137,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0.8" calcext:value-type="float">
            <text:p>90,8</text:p>
          </table:table-cell>
          <table:table-cell office:value-type="float" office:value="134.55248" calcext:value-type="float">
            <text:p>134,55248</text:p>
          </table:table-cell>
          <table:table-cell office:value-type="percentage" office:value="0.0278" calcext:value-type="percentage">
            <text:p>2,78%</text:p>
          </table:table-cell>
          <table:table-cell table:formula="of:=[.H22]*(1-[.E22])" office:value-type="float" office:value="134.55248" calcext:value-type="float">
            <text:p>134,55248</text:p>
          </table:table-cell>
          <table:table-cell office:value-type="float" office:value="134.55248" calcext:value-type="float">
            <text:p>134,55248</text:p>
          </table:table-cell>
          <table:table-cell office:value-type="float" office:value="138.4" calcext:value-type="float">
            <text:p>138,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70.9" calcext:value-type="float">
            <text:p>70,9</text:p>
          </table:table-cell>
          <table:table-cell office:value-type="float" office:value="134.7744" calcext:value-type="float">
            <text:p>134,7744</text:p>
          </table:table-cell>
          <table:table-cell office:value-type="percentage" office:value="0.0304" calcext:value-type="percentage">
            <text:p>3,04%</text:p>
          </table:table-cell>
          <table:table-cell table:formula="of:=[.H23]*(1-[.E23])" office:value-type="float" office:value="134.7744" calcext:value-type="float">
            <text:p>134,7744</text:p>
          </table:table-cell>
          <table:table-cell office:value-type="float" office:value="134.7744" calcext:value-type="float">
            <text:p>134,774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6.2" calcext:value-type="float">
            <text:p>66,2</text:p>
          </table:table-cell>
          <table:table-cell office:value-type="float" office:value="133.61088" calcext:value-type="float">
            <text:p>133,61088</text:p>
          </table:table-cell>
          <table:table-cell office:value-type="percentage" office:value="0.0304" calcext:value-type="percentage">
            <text:p>3,04%</text:p>
          </table:table-cell>
          <table:table-cell table:formula="of:=[.H24]*(1-[.E24])" office:value-type="float" office:value="133.61088" calcext:value-type="float">
            <text:p>133,61088</text:p>
          </table:table-cell>
          <table:table-cell office:value-type="float" office:value="133.61088" calcext:value-type="float">
            <text:p>133,61088</text:p>
          </table:table-cell>
          <table:table-cell office:value-type="float" office:value="137.8" calcext:value-type="float">
            <text:p>137,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64.7" calcext:value-type="float">
            <text:p>64,7</text:p>
          </table:table-cell>
          <table:table-cell office:value-type="float" office:value="132.8591" calcext:value-type="float">
            <text:p>132,8591</text:p>
          </table:table-cell>
          <table:table-cell office:value-type="percentage" office:value="0.0122" calcext:value-type="percentage">
            <text:p>1,22%</text:p>
          </table:table-cell>
          <table:table-cell table:formula="of:=[.H25]*(1-[.E25])" office:value-type="float" office:value="132.8591" calcext:value-type="float">
            <text:p>132,8591</text:p>
          </table:table-cell>
          <table:table-cell office:value-type="float" office:value="132.8591" calcext:value-type="float">
            <text:p>132,8591</text:p>
          </table:table-cell>
          <table:table-cell office:value-type="float" office:value="134.5" calcext:value-type="float">
            <text:p>134,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2.3" calcext:value-type="float">
            <text:p>62,3</text:p>
          </table:table-cell>
          <table:table-cell office:value-type="float" office:value="130.48838" calcext:value-type="float">
            <text:p>130,48838</text:p>
          </table:table-cell>
          <table:table-cell office:value-type="percentage" office:value="0.0122" calcext:value-type="percentage">
            <text:p>1,22%</text:p>
          </table:table-cell>
          <table:table-cell table:formula="of:=[.H26]*(1-[.E26])" office:value-type="float" office:value="130.48838" calcext:value-type="float">
            <text:p>130,48838</text:p>
          </table:table-cell>
          <table:table-cell office:value-type="float" office:value="130.48838" calcext:value-type="float">
            <text:p>130,48838</text:p>
          </table:table-cell>
          <table:table-cell office:value-type="float" office:value="132.1" calcext:value-type="float">
            <text:p>132,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72.4" calcext:value-type="float">
            <text:p>72,4</text:p>
          </table:table-cell>
          <table:table-cell office:value-type="float" office:value="129.38872" calcext:value-type="float">
            <text:p>129,38872</text:p>
          </table:table-cell>
          <table:table-cell office:value-type="percentage" office:value="0.0024" calcext:value-type="percentage">
            <text:p>0,24%</text:p>
          </table:table-cell>
          <table:table-cell table:formula="of:=[.H27]*(1-[.E27])" office:value-type="float" office:value="129.38872" calcext:value-type="float">
            <text:p>129,38872</text:p>
          </table:table-cell>
          <table:table-cell office:value-type="float" office:value="129.38872" calcext:value-type="float">
            <text:p>129,38872</text:p>
          </table:table-cell>
          <table:table-cell office:value-type="float" office:value="129.7" calcext:value-type="float">
            <text:p>129,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2.3" calcext:value-type="float">
            <text:p>72,3</text:p>
          </table:table-cell>
          <table:table-cell office:value-type="float" office:value="126.99448" calcext:value-type="float">
            <text:p>126,99448</text:p>
          </table:table-cell>
          <table:table-cell office:value-type="percentage" office:value="0.0024" calcext:value-type="percentage">
            <text:p>0,24%</text:p>
          </table:table-cell>
          <table:table-cell table:formula="of:=[.H28]*(1-[.E28])" office:value-type="float" office:value="126.99448" calcext:value-type="float">
            <text:p>126,99448</text:p>
          </table:table-cell>
          <table:table-cell office:value-type="float" office:value="126.99448" calcext:value-type="float">
            <text:p>126,99448</text:p>
          </table:table-cell>
          <table:table-cell office:value-type="float" office:value="127.3" calcext:value-type="float">
            <text:p>127,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70.2" calcext:value-type="float">
            <text:p>70,2</text:p>
          </table:table-cell>
          <table:table-cell office:value-type="float" office:value="123.25068" calcext:value-type="float">
            <text:p>123,25068</text:p>
          </table:table-cell>
          <table:table-cell office:value-type="percentage" office:value="0.0004" calcext:value-type="percentage">
            <text:p>0,04%</text:p>
          </table:table-cell>
          <table:table-cell table:formula="of:=[.H29]*(1-[.E29])" office:value-type="float" office:value="123.25068" calcext:value-type="float">
            <text:p>123,25068</text:p>
          </table:table-cell>
          <table:table-cell office:value-type="float" office:value="123.25068" calcext:value-type="float">
            <text:p>123,25068</text:p>
          </table:table-cell>
          <table:table-cell office:value-type="float" office:value="123.3" calcext:value-type="float">
            <text:p>123,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number:min-integer-digits="1"/>
    </number:number-style>
    <number:number-style style:name="N105">
      <style:text-properties fo:color="#ff0000"/>
      <number:text>-</number:text>
      <number:number number:decimal-places="0" number:min-integer-digits="1"/>
      <style:map style:condition="value()&gt;=0" style:apply-style-name="N105P0"/>
    </number:number-style>
    <number:percentage-style style:name="N106P0" style:volatile="true">
      <number:number number:decimal-places="2" number:min-integer-digits="1"/>
      <number:text>%</number:text>
    </number:percentage-style>
    <number:percentage-style style:name="N106">
      <style:text-properties fo:color="#ff0000"/>
      <number:text>-</number:text>
      <number:number number:decimal-places="2" number:min-integer-digits="1"/>
      <number:text>%</number:text>
      <style:map style:condition="value()&gt;=0" style:apply-style-name="N106P0"/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4">00/00/0000</text:date>, <text:time style:data-style-name="N2" text:time-value="08:04:25.76582089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olo </meta:initial-creator>
    <meta:creation-date>2015-11-29T19:34:42.943303964</meta:creation-date>
    <dc:date>2016-06-04T14:21:12.254470094</dc:date>
    <dc:creator>Paolo </dc:creator>
    <meta:editing-duration>P4DT22H57M57S</meta:editing-duration>
    <meta:editing-cycles>8</meta:editing-cycles>
    <meta:generator>LibreOffice/4.3.3.2$Linux_X86_64 LibreOffice_project/430m0$Build-2</meta:generator>
    <meta:document-statistic meta:table-count="4" meta:cell-count="62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0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0" chart:origin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429cm" svg:height="11.771cm" xlink:href=".." xlink:type="simple" chart:class="chart:scatter" chart:style-name="ch1">
        <chart:legend chart:legend-position="end" svg:x="13.497cm" svg:y="5.586cm" style:legend-expansion="high" chart:style-name="ch2"/>
        <chart:plot-area chart:style-name="ch3" table:cell-range-address="Foglio1.B4:Foglio1.B27 Foglio1.D4:Foglio1.E27" chart:data-source-has-labels="column" svg:x="0.428cm" svg:y="0.408cm" svg:width="14.56cm" svg:height="10.196cm">
          <chartooo:coordinate-region svg:x="1.235cm" svg:y="0.607cm" svg:width="13.473cm" svg:height="9.35cm"/>
          <chart:axis chart:dimension="x" chart:name="primary-x" chart:style-name="ch4" chartooo:axis-type="auto">
            <chart:categories table:cell-range-address="Foglio1.B4:Foglio1.B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E4:Foglio1.E27" chart:class="chart:scatter">
            <chart:domain table:cell-range-address="Foglio1.D4:Foglio1.D27"/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D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float" office:value="2004">
                <text:p>2000</text:p>
                <draw:g>
                  <svg:desc>Foglio1.B4:Foglio1.B27</svg:desc>
                </draw:g>
              </table:table-cell>
              <table:table-cell office:value-type="float" office:value="100">
                <text:p>100</text:p>
                <draw:g>
                  <svg:desc>Foglio1.D4:Foglio1.D27</svg:desc>
                </draw:g>
              </table:table-cell>
              <table:table-cell office:value-type="float" office:value="100">
                <text:p>100</text:p>
                <draw:g>
                  <svg:desc>Foglio1.E4:Foglio1.E27</svg:desc>
                </draw:g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114.9">
                <text:p>114.9</text:p>
              </table:table-cell>
              <table:table-cell office:value-type="float" office:value="104.4">
                <text:p>104.4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119.4">
                <text:p>119.4</text:p>
              </table:table-cell>
              <table:table-cell office:value-type="float" office:value="106.5">
                <text:p>106.5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108.1">
                <text:p>108.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111.4">
                <text:p>111.4</text:p>
              </table:table-cell>
              <table:table-cell office:value-type="float" office:value="124.4">
                <text:p>124.4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95.9">
                <text:p>95.9</text:p>
              </table:table-cell>
              <table:table-cell office:value-type="float" office:value="129.7">
                <text:p>129.7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98.3">
                <text:p>98.3</text:p>
              </table:table-cell>
              <table:table-cell office:value-type="float" office:value="134.7">
                <text:p>134.7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88.8">
                <text:p>88.8</text:p>
              </table:table-cell>
              <table:table-cell office:value-type="float" office:value="140.3">
                <text:p>140.3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85.3">
                <text:p>85.3</text:p>
              </table:table-cell>
              <table:table-cell office:value-type="float" office:value="143.2">
                <text:p>143.2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75.8">
                <text:p>75.8</text:p>
              </table:table-cell>
              <table:table-cell office:value-type="float" office:value="140.2">
                <text:p>140.2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76.7">
                <text:p>76.7</text:p>
              </table:table-cell>
              <table:table-cell office:value-type="float" office:value="136.5">
                <text:p>136.5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80.3">
                <text:p>80.3</text:p>
              </table:table-cell>
              <table:table-cell office:value-type="float" office:value="136.5">
                <text:p>136.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91.8">
                <text:p>91.8</text:p>
              </table:table-cell>
              <table:table-cell office:value-type="float" office:value="135.9">
                <text:p>135.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85.2">
                <text:p>85.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88.6">
                <text:p>88.6</text:p>
              </table:table-cell>
              <table:table-cell office:value-type="float" office:value="137.1">
                <text:p>137.1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90.8">
                <text:p>90.8</text:p>
              </table:table-cell>
              <table:table-cell office:value-type="float" office:value="138.4">
                <text:p>138.4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70.9">
                <text:p>70.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66.2">
                <text:p>66.2</text:p>
              </table:table-cell>
              <table:table-cell office:value-type="float" office:value="137.8">
                <text:p>137.8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64.7">
                <text:p>64.7</text:p>
              </table:table-cell>
              <table:table-cell office:value-type="float" office:value="134.5">
                <text:p>134.5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62.3">
                <text:p>62.3</text:p>
              </table:table-cell>
              <table:table-cell office:value-type="float" office:value="132.1">
                <text:p>132.1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72.4">
                <text:p>72.4</text:p>
              </table:table-cell>
              <table:table-cell office:value-type="float" office:value="129.7">
                <text:p>129.7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72.3">
                <text:p>72.3</text:p>
              </table:table-cell>
              <table:table-cell office:value-type="float" office:value="127.3">
                <text:p>127.3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70.2">
                <text:p>70.2</text:p>
              </table:table-cell>
              <table:table-cell office:value-type="float" office:value="123.3">
                <text:p>123.3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8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4.201cm" style:legend-expansion="high" chart:style-name="ch2"/>
        <chart:plot-area chart:style-name="ch3" table:cell-range-address="Foglio1.D33:Foglio1.E44" svg:x="0.32cm" svg:y="0.18cm" svg:width="12.428cm" svg:height="8.64cm">
          <chartooo:coordinate-region svg:x="1.127cm" svg:y="0.379cm" svg:width="11.34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E33:Foglio1.E44" chart:class="chart:scatter">
            <chart:domain table:cell-range-address="Foglio1.D33:Foglio1.D44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D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Foglio1.D33:Foglio1.D44</svg:desc>
                </draw:g>
              </table:table-cell>
              <table:table-cell office:value-type="float" office:value="100">
                <text:p>100</text:p>
                <draw:g>
                  <svg:desc>Foglio1.E33:Foglio1.E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9.4">
                <text:p>119.4</text:p>
              </table:table-cell>
              <table:table-cell office:value-type="float" office:value="106.5">
                <text:p>106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1.4">
                <text:p>111.4</text:p>
              </table:table-cell>
              <table:table-cell office:value-type="float" office:value="124.4">
                <text:p>124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.3">
                <text:p>98.3</text:p>
              </table:table-cell>
              <table:table-cell office:value-type="float" office:value="134.7">
                <text:p>134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.3">
                <text:p>85.3</text:p>
              </table:table-cell>
              <table:table-cell office:value-type="float" office:value="143.2">
                <text:p>143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.7">
                <text:p>76.7</text:p>
              </table:table-cell>
              <table:table-cell office:value-type="float" office:value="136.5">
                <text:p>136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.8">
                <text:p>91.8</text:p>
              </table:table-cell>
              <table:table-cell office:value-type="float" office:value="135.9">
                <text:p>135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.6">
                <text:p>88.6</text:p>
              </table:table-cell>
              <table:table-cell office:value-type="float" office:value="137.1">
                <text:p>137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.9">
                <text:p>70.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.7">
                <text:p>64.7</text:p>
              </table:table-cell>
              <table:table-cell office:value-type="float" office:value="134.5">
                <text:p>134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2.4">
                <text:p>72.4</text:p>
              </table:table-cell>
              <table:table-cell office:value-type="float" office:value="129.7">
                <text:p>129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.2">
                <text:p>70.2</text:p>
              </table:table-cell>
              <table:table-cell office:value-type="float" office:value="123.3">
                <text:p>123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5000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1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NTN-Roma'.C8:'NTN-Roma'.D31" svg:x="0.32cm" svg:y="0.18cm" svg:width="15.36cm" svg:height="8.64cm">
          <chartooo:coordinate-region svg:x="1.127cm" svg:y="0.379cm" svg:width="14.088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NTN-Roma'.D8:'NTN-Roma'.D31" chart:class="chart:scatter">
            <chart:domain table:cell-range-address="'NTN-Roma'.C8:'NTN-Roma'.C31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65">
                <text:p>7565</text:p>
                <draw:g>
                  <svg:desc>'NTN-Roma'.C8:'NTN-Roma'.C31</svg:desc>
                </draw:g>
              </table:table-cell>
              <table:table-cell office:value-type="float" office:value="135.9">
                <text:p>135.9</text:p>
                <draw:g>
                  <svg:desc>'NTN-Roma'.D8:'NTN-Roma'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34">
                <text:p>9634</text:p>
              </table:table-cell>
              <table:table-cell office:value-type="float" office:value="135.9">
                <text:p>135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69">
                <text:p>736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98">
                <text:p>859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63">
                <text:p>7663</text:p>
              </table:table-cell>
              <table:table-cell office:value-type="float" office:value="137.1">
                <text:p>137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36">
                <text:p>8936</text:p>
              </table:table-cell>
              <table:table-cell office:value-type="float" office:value="137.1">
                <text:p>137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27">
                <text:p>7427</text:p>
              </table:table-cell>
              <table:table-cell office:value-type="float" office:value="138.4">
                <text:p>13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01">
                <text:p>9601</text:p>
              </table:table-cell>
              <table:table-cell office:value-type="float" office:value="138.4">
                <text:p>138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86">
                <text:p>608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01">
                <text:p>720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87">
                <text:p>5387</text:p>
              </table:table-cell>
              <table:table-cell office:value-type="float" office:value="137.8">
                <text:p>137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15">
                <text:p>7015</text:p>
              </table:table-cell>
              <table:table-cell office:value-type="float" office:value="137.8">
                <text:p>137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15">
                <text:p>5415</text:p>
              </table:table-cell>
              <table:table-cell office:value-type="float" office:value="134.5">
                <text:p>134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09">
                <text:p>6709</text:p>
              </table:table-cell>
              <table:table-cell office:value-type="float" office:value="134.5">
                <text:p>134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20">
                <text:p>5420</text:p>
              </table:table-cell>
              <table:table-cell office:value-type="float" office:value="132.1">
                <text:p>132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61">
                <text:p>6261</text:p>
              </table:table-cell>
              <table:table-cell office:value-type="float" office:value="132.1">
                <text:p>132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79">
                <text:p>6579</text:p>
              </table:table-cell>
              <table:table-cell office:value-type="float" office:value="129.7">
                <text:p>129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982">
                <text:p>6982</text:p>
              </table:table-cell>
              <table:table-cell office:value-type="float" office:value="129.7">
                <text:p>129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60">
                <text:p>6060</text:p>
              </table:table-cell>
              <table:table-cell office:value-type="float" office:value="127.3">
                <text:p>127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02">
                <text:p>7502</text:p>
              </table:table-cell>
              <table:table-cell office:value-type="float" office:value="127.3">
                <text:p>127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34">
                <text:p>5834</text:p>
              </table:table-cell>
              <table:table-cell office:value-type="float" office:value="123.3">
                <text:p>123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334">
                <text:p>7334</text:p>
              </table:table-cell>
              <table:table-cell office:value-type="float" office:value="123.3">
                <text:p>123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40">
                <text:p>6340</text:p>
              </table:table-cell>
              <table:table-cell office:value-type="float" office:value="123.3">
                <text:p>123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39">
                <text:p>7839</text:p>
              </table:table-cell>
              <table:table-cell office:value-type="float" office:value="123.3">
                <text:p>123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2cm" svg:height="6.888cm" xlink:href=".." xlink:type="simple" chart:class="chart:scatter" chart:column-mapping="1 0" chart:style-name="ch1">
        <chart:legend svg:x="0cm" svg:y="0cm" style:legend-expansion="custom" chartooo:width="16.022cm" chartooo:height="6.888cm" style:legend-expansion-aspect-ratio="2.32607433217189" chart:style-name="ch2"/>
        <chart:plot-area chart:style-name="ch3" table:cell-range-address="'NTN-Roma'.A9:'NTN-Roma'.A31 'NTN-Roma'.G8:'NTN-Roma'.G31 'NTN-Roma'.D8:'NTN-Roma'.D31" chart:data-source-has-labels="column" svg:x="0.32cm" svg:y="0.137cm" svg:width="15.382cm" svg:height="6.614cm">
          <chartooo:coordinate-region svg:x="1.127cm" svg:y="0.336cm" svg:width="14.11cm" svg:height="5.768cm"/>
          <chart:axis chart:dimension="x" chart:name="primary-x" chart:style-name="ch4" chartooo:axis-type="auto">
            <chart:categories table:cell-range-address="'NTN-Roma'.A9:'NTN-Roma'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TN-Roma'.D8:'NTN-Roma'.D31" chart:class="chart:scatter">
            <chart:domain table:cell-range-address="'NTN-Roma'.G8:'NTN-Roma'.G31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NTN-Roma'.A9:'NTN-Roma'.A31</svg:desc>
                </draw:g>
              </table:table-cell>
              <table:table-cell office:value-type="float" office:value="NaN">
                <text:p>NaN</text:p>
                <draw:g>
                  <svg:desc>'NTN-Roma'.G8:'NTN-Roma'.G31</svg:desc>
                </draw:g>
              </table:table-cell>
              <table:table-cell office:value-type="float" office:value="135.9">
                <text:p>135.9</text:p>
                <draw:g>
                  <svg:desc>'NTN-Roma'.D8:'NTN-Roma'.D3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35.9">
                <text:p>135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33166">
                <text:p>3316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37.1">
                <text:p>137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37.1">
                <text:p>137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38.4">
                <text:p>138.4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33627">
                <text:p>33627</text:p>
              </table:table-cell>
              <table:table-cell office:value-type="float" office:value="138.4">
                <text:p>138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37.8">
                <text:p>137.8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25689">
                <text:p>25689</text:p>
              </table:table-cell>
              <table:table-cell office:value-type="float" office:value="137.8">
                <text:p>137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34.5">
                <text:p>13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34.5">
                <text:p>13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32.1">
                <text:p>132.1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23805">
                <text:p>23805</text:p>
              </table:table-cell>
              <table:table-cell office:value-type="float" office:value="132.1">
                <text:p>132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29.7">
                <text:p>1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29.7">
                <text:p>1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27.3">
                <text:p>127.3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27123">
                <text:p>27123</text:p>
              </table:table-cell>
              <table:table-cell office:value-type="float" office:value="127.3">
                <text:p>127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23.3">
                <text:p>123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23.3">
                <text:p>123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23.3">
                <text:p>123.3</text:p>
              </table:table-cell>
            </table:table-row>
            <table:table-row>
              <table:table-cell office:value-type="string"/>
              <table:table-cell office:value-type="float" office:value="27347">
                <text:p>27347</text:p>
              </table:table-cell>
              <table:table-cell office:value-type="float" office:value="123.3">
                <text:p>123.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8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2cm" svg:height="14.723cm" xlink:href=".." xlink:type="simple" chart:class="chart:scatter" chart:style-name="ch1">
        <chart:legend chart:legend-position="end" svg:x="12.932cm" svg:y="7.062cm" style:legend-expansion="high" chart:style-name="ch2"/>
        <chart:plot-area chart:style-name="ch3" table:cell-range-address="Foglio4.A6:Foglio4.A6 Foglio4.A7:Foglio4.D30 Foglio4.C6:Foglio4.D6" chart:data-source-has-labels="both" svg:x="0.32cm" svg:y="0.294cm" svg:width="12.292cm" svg:height="14.135cm">
          <chartooo:coordinate-region svg:x="1.127cm" svg:y="0.493cm" svg:width="11.205cm" svg:height="13.289cm"/>
          <chart:axis chart:dimension="x" chart:name="primary-x" chart:style-name="ch4" chartooo:axis-type="auto">
            <chart:categories table:cell-range-address="Foglio4.A7:Foglio4.B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4.D7:Foglio4.D30" chart:label-cell-address="Foglio4.C6:Foglio4.D6" chart:class="chart:scatter">
            <chart:domain table:cell-range-address="Foglio4.C7:Foglio4.C30"/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2004">
                <text:p>2000 2010 2010 2010 2010 2010 2010 2010 2010 2010 2010 20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Foglio4.A7:Foglio4.B30</svg:desc>
                </draw:g>
              </table:table-cell>
              <table:table-cell office:value-type="float" office:value="1">
                <text:p>2000 2010 2010 2010 2010 2010 2010 2010 2010 2010 2010 20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Colonna C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Foglio4.C7:Foglio4.C30</svg:desc>
                </draw:g>
              </table:table-cell>
              <table:table-cell office:value-type="float" office:value="114.9">
                <text:p>114.9</text:p>
              </table:table-cell>
              <table:table-cell office:value-type="float" office:value="119.4">
                <text:p>119.4</text:p>
              </table:table-cell>
              <table:table-cell office:value-type="float" office:value="108.1">
                <text:p>108.1</text:p>
              </table:table-cell>
              <table:table-cell office:value-type="float" office:value="111.4">
                <text:p>111.4</text:p>
              </table:table-cell>
              <table:table-cell office:value-type="float" office:value="95.9">
                <text:p>95.9</text:p>
              </table:table-cell>
              <table:table-cell office:value-type="float" office:value="98.3">
                <text:p>98.3</text:p>
              </table:table-cell>
              <table:table-cell office:value-type="float" office:value="88.3">
                <text:p>88.3</text:p>
              </table:table-cell>
              <table:table-cell office:value-type="float" office:value="85.3">
                <text:p>85.3</text:p>
              </table:table-cell>
              <table:table-cell office:value-type="float" office:value="75.8">
                <text:p>75.8</text:p>
              </table:table-cell>
              <table:table-cell office:value-type="float" office:value="76.7">
                <text:p>76.7</text:p>
              </table:table-cell>
              <table:table-cell office:value-type="float" office:value="80.3">
                <text:p>80.3</text:p>
              </table:table-cell>
              <table:table-cell office:value-type="float" office:value="91.8">
                <text:p>91.8</text:p>
              </table:table-cell>
              <table:table-cell office:value-type="float" office:value="85.2">
                <text:p>85.2</text:p>
              </table:table-cell>
              <table:table-cell office:value-type="float" office:value="88.6">
                <text:p>88.6</text:p>
              </table:table-cell>
              <table:table-cell office:value-type="float" office:value="90.8">
                <text:p>90.8</text:p>
              </table:table-cell>
              <table:table-cell office:value-type="float" office:value="70.9">
                <text:p>70.9</text:p>
              </table:table-cell>
              <table:table-cell office:value-type="float" office:value="66.2">
                <text:p>66.2</text:p>
              </table:table-cell>
              <table:table-cell office:value-type="float" office:value="64.7">
                <text:p>64.7</text:p>
              </table:table-cell>
              <table:table-cell office:value-type="float" office:value="62.3">
                <text:p>62.3</text:p>
              </table:table-cell>
              <table:table-cell office:value-type="float" office:value="72.4">
                <text:p>72.4</text:p>
              </table:table-cell>
              <table:table-cell office:value-type="float" office:value="72.3">
                <text:p>72.3</text:p>
              </table:table-cell>
              <table:table-cell office:value-type="float" office:value="70.2">
                <text:p>70.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NTN Prezzi</text:p>
                <text:list>
                  <text:list-item>
                    <text:p>NTN</text:p>
                  </text:list-item>
                  <text:list-item>
                    <text:p>Prezzi</text:p>
                  </text:list-item>
                </text:list>
                <draw:g>
                  <svg:desc>Foglio4.C6:Foglio4.D6</svg:desc>
                </draw:g>
              </table:table-cell>
              <table:table-cell office:value-type="float" office:value="100">
                <text:p>100</text:p>
                <draw:g>
                  <svg:desc>Foglio4.D7:Foglio4.D30</svg:desc>
                </draw:g>
              </table:table-cell>
              <table:table-cell office:value-type="float" office:value="102.09276">
                <text:p>102.09276</text:p>
              </table:table-cell>
              <table:table-cell office:value-type="float" office:value="104.3913">
                <text:p>104.3913</text:p>
              </table:table-cell>
              <table:table-cell office:value-type="float" office:value="105.8616">
                <text:p>105.8616</text:p>
              </table:table-cell>
              <table:table-cell office:value-type="float" office:value="121.80004">
                <text:p>121.80004</text:p>
              </table:table-cell>
              <table:table-cell office:value-type="float" office:value="126.98927">
                <text:p>126.98927</text:p>
              </table:table-cell>
              <table:table-cell office:value-type="float" office:value="132.23499">
                <text:p>132.23499</text:p>
              </table:table-cell>
              <table:table-cell office:value-type="float" office:value="137.73251">
                <text:p>137.73251</text:p>
              </table:table-cell>
              <table:table-cell office:value-type="float" office:value="138.4028">
                <text:p>138.4028</text:p>
              </table:table-cell>
              <table:table-cell office:value-type="float" office:value="135.5033">
                <text:p>135.5033</text:p>
              </table:table-cell>
              <table:table-cell office:value-type="float" office:value="135.4353">
                <text:p>135.4353</text:p>
              </table:table-cell>
              <table:table-cell office:value-type="float" office:value="135.4353">
                <text:p>135.4353</text:p>
              </table:table-cell>
              <table:table-cell office:value-type="float" office:value="133.83432">
                <text:p>133.83432</text:p>
              </table:table-cell>
              <table:table-cell office:value-type="float" office:value="133.9328">
                <text:p>133.9328</text:p>
              </table:table-cell>
              <table:table-cell office:value-type="float" office:value="133.28862">
                <text:p>133.28862</text:p>
              </table:table-cell>
              <table:table-cell office:value-type="float" office:value="134.55248">
                <text:p>134.55248</text:p>
              </table:table-cell>
              <table:table-cell office:value-type="float" office:value="134.7744">
                <text:p>134.7744</text:p>
              </table:table-cell>
              <table:table-cell office:value-type="float" office:value="133.61088">
                <text:p>133.61088</text:p>
              </table:table-cell>
              <table:table-cell office:value-type="float" office:value="132.8591">
                <text:p>132.8591</text:p>
              </table:table-cell>
              <table:table-cell office:value-type="float" office:value="130.48838">
                <text:p>130.48838</text:p>
              </table:table-cell>
              <table:table-cell office:value-type="float" office:value="129.38872">
                <text:p>129.38872</text:p>
              </table:table-cell>
              <table:table-cell office:value-type="float" office:value="126.99448">
                <text:p>126.99448</text:p>
              </table:table-cell>
              <table:table-cell office:value-type="float" office:value="123.25068">
                <text:p>123.25068</text:p>
              </table:table-cell>
              <table:table-cell office:value-type="float" office:value="121">
                <text:p>1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